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8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5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1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2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5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6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8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Impuestos Corriente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9"/>
          <table:table-cell table:style-name="ce18"/>
          <table:table-cell table:style-name="ce102"/>
          <table:table-cell table:style-name="ce114"/>
          <table:table-cell table:style-name="ce102"/>
          <table:table-cell table:style-name="ce121"/>
          <table:table-cell table:style-name="ce9"/>
          <table:table-cell table:style-name="ce19"/>
          <table:table-cell table:style-name="ce132"/>
          <table:table-cell table:style-name="ce13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.4.01.01" calcext:value-type="string">
            <text:p><text:s/>2.4.01.01 </text:p>
          </table:table-cell>
          <table:table-cell table:style-name="ce80" office:value-type="string" office:string-value="Retenciones en la Fuente" calcext:value-type="string">
            <text:p><text:s/>Retenciones en la Fuente </text:p>
          </table:table-cell>
          <table:table-cell table:style-name="ce26"/>
          <table:table-cell table:style-name="ce103"/>
          <table:table-cell table:style-name="ce115"/>
          <table:table-cell table:style-name="ce104"/>
          <table:table-cell table:style-name="ce122"/>
          <table:table-cell table:style-name="ce10" office:value-type="string" office:string-value="2.4.01.01" calcext:value-type="string">
            <text:p><text:s/>2.4.01.01 </text:p>
          </table:table-cell>
          <table:table-cell table:style-name="ce80" office:value-type="string" office:string-value="Retenciones en la Fuente" calcext:value-type="string">
            <text:p><text:s/>Retenciones en la Fuente </text:p>
          </table:table-cell>
          <table:table-cell table:style-name="ce135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03" calcext:value-type="string">
            <text:p><text:s/>303 </text:p>
          </table:table-cell>
          <table:table-cell table:style-name="ce81" office:value-type="string" office:string-value="HONORARIOS PROFESIONALES Y DIETAS" calcext:value-type="string">
            <text:p><text:s/>HONORARIOS PROFESIONALES Y DIETAS </text:p>
          </table:table-cell>
          <table:table-cell table:style-name="ce26"/>
          <table:table-cell table:style-name="ce103" office:value-type="float" office:value="791.66" calcext:value-type="float">
            <text:p>792</text:p>
          </table:table-cell>
          <table:table-cell table:style-name="ce115"/>
          <table:table-cell table:style-name="ce104"/>
          <table:table-cell table:style-name="ce122" table:formula="of:=[.D11]+[.E11]-[.F11]" office:value-type="float" office:value="791.66" calcext:value-type="float">
            <text:p>792</text:p>
          </table:table-cell>
          <table:table-cell table:style-name="ce10" office:value-type="string" office:string-value="303" calcext:value-type="string">
            <text:p><text:s/>303 </text:p>
          </table:table-cell>
          <table:table-cell table:style-name="ce81" office:value-type="string" office:string-value="HONORARIOS PROFESIONALES Y DIETAS" calcext:value-type="string">
            <text:p><text:s/>HONORARIOS PROFESIONALES Y DIETAS </text:p>
          </table:table-cell>
          <table:table-cell table:style-name="ce135" office:value-type="float" office:value="1036.1" calcext:value-type="float">
            <text:p>1,036</text:p>
          </table:table-cell>
          <table:table-cell table:style-name="ce140" table:formula="of:=+[.G11]-[.J11]" office:value-type="float" office:value="-244.44" calcext:value-type="float">
            <text:p>-24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04" calcext:value-type="string">
            <text:p><text:s/>304 </text:p>
          </table:table-cell>
          <table:table-cell table:style-name="ce81" office:value-type="string" office:string-value="SERVICIOS DONDE PREDOMINA EL INTELECTO" calcext:value-type="string">
            <text:p><text:s/>SERVICIOS DONDE PREDOMINA EL INTELECTO </text:p>
          </table:table-cell>
          <table:table-cell table:style-name="ce26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12]+[.E12]-[.F12]" office:value-type="float" office:value="0" calcext:value-type="float">
            <text:p>0</text:p>
          </table:table-cell>
          <table:table-cell table:style-name="ce10" office:value-type="string" office:string-value="304" calcext:value-type="string">
            <text:p><text:s/>304 </text:p>
          </table:table-cell>
          <table:table-cell table:style-name="ce81" office:value-type="string" office:string-value="SERVICIOS DONDE PREDOMINA EL INTELECTO" calcext:value-type="string">
            <text:p><text:s/>SERVICIOS DONDE PREDOMINA EL INTELECTO </text:p>
          </table:table-cell>
          <table:table-cell table:style-name="ce135" office:value-type="float" office:value="12.8" calcext:value-type="float">
            <text:p>13</text:p>
          </table:table-cell>
          <table:table-cell table:style-name="ce140" table:formula="of:=+[.G12]-[.J12]" office:value-type="float" office:value="-12.8" calcext:value-type="float">
            <text:p>-1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12A" calcext:value-type="string">
            <text:p><text:s/>312A </text:p>
          </table:table-cell>
          <table:table-cell table:style-name="ce81" office:value-type="string" office:string-value="COMPRA DE BIENES DE ORIGEN AGRICOLA, PECUARIO, CUNICULA, BIOACUATICO" calcext:value-type="string">
            <text:p><text:s/>COMPRA DE BIENES DE ORIGEN AGRICOLA, PECUARIO, CUNICULA, BIOACUATICO </text:p>
          </table:table-cell>
          <table:table-cell table:style-name="ce26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13]+[.E13]-[.F13]" office:value-type="float" office:value="0" calcext:value-type="float">
            <text:p>0</text:p>
          </table:table-cell>
          <table:table-cell table:style-name="ce10" office:value-type="string" office:string-value="312A" calcext:value-type="string">
            <text:p><text:s/>312A </text:p>
          </table:table-cell>
          <table:table-cell table:style-name="ce81" office:value-type="string" office:string-value="COMPRA DE BIENES DE ORIGEN AGRICOLA, PECUARIO, CUNICULA, BIOACUATICO" calcext:value-type="string">
            <text:p><text:s/>COMPRA DE BIENES DE ORIGEN AGRICOLA, PECUARIO, CUNICULA, BIOACUATICO </text:p>
          </table:table-cell>
          <table:table-cell table:style-name="ce135" office:value-type="float" office:value="4.7" calcext:value-type="float">
            <text:p>5</text:p>
          </table:table-cell>
          <table:table-cell table:style-name="ce140" table:formula="of:=+[.G13]-[.J13]" office:value-type="float" office:value="-4.7" calcext:value-type="float">
            <text:p>-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12" calcext:value-type="string">
            <text:p><text:s/>312 </text:p>
          </table:table-cell>
          <table:table-cell table:style-name="ce81" office:value-type="string" office:string-value="TRANSFERENCIA DE BIENES MUEBLES DE NATURALEZA CORPORAL" calcext:value-type="string">
            <text:p><text:s/>TRANSFERENCIA DE BIENES MUEBLES DE NATURALEZA CORPORAL </text:p>
          </table:table-cell>
          <table:table-cell table:style-name="ce26"/>
          <table:table-cell table:style-name="ce103" office:value-type="float" office:value="19.62" calcext:value-type="float">
            <text:p>20</text:p>
          </table:table-cell>
          <table:table-cell table:style-name="ce115"/>
          <table:table-cell table:style-name="ce104"/>
          <table:table-cell table:style-name="ce122" table:formula="of:=[.D14]+[.E14]-[.F14]" office:value-type="float" office:value="19.62" calcext:value-type="float">
            <text:p>20</text:p>
          </table:table-cell>
          <table:table-cell table:style-name="ce10" office:value-type="string" office:string-value="312" calcext:value-type="string">
            <text:p><text:s/>312 </text:p>
          </table:table-cell>
          <table:table-cell table:style-name="ce81" office:value-type="string" office:string-value="TRANSFERENCIA DE BIENES MUEBLES DE NATURALEZA CORPORAL" calcext:value-type="string">
            <text:p><text:s/>TRANSFERENCIA DE BIENES MUEBLES DE NATURALEZA CORPORAL </text:p>
          </table:table-cell>
          <table:table-cell table:style-name="ce135" office:value-type="float" office:value="0" calcext:value-type="float">
            <text:p>0</text:p>
          </table:table-cell>
          <table:table-cell table:style-name="ce140" table:formula="of:=+[.G14]-[.J14]" office:value-type="float" office:value="19.62" calcext:value-type="float">
            <text:p>2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22" calcext:value-type="string">
            <text:p><text:s/>322 </text:p>
          </table:table-cell>
          <table:table-cell table:style-name="ce81" office:value-type="string" office:string-value="SEGUROS Y REASEGUROS (PRIMAS Y CESIONES)" calcext:value-type="string">
            <text:p><text:s/>SEGUROS Y REASEGUROS (PRIMAS Y CESIONES) </text:p>
          </table:table-cell>
          <table:table-cell table:style-name="ce26"/>
          <table:table-cell table:style-name="ce103" office:value-type="float" office:value="4.39" calcext:value-type="float">
            <text:p>4</text:p>
          </table:table-cell>
          <table:table-cell table:style-name="ce115"/>
          <table:table-cell table:style-name="ce104"/>
          <table:table-cell table:style-name="ce122" table:formula="of:=[.D15]+[.E15]-[.F15]" office:value-type="float" office:value="4.39" calcext:value-type="float">
            <text:p>4</text:p>
          </table:table-cell>
          <table:table-cell table:style-name="ce10" office:value-type="string" office:string-value="322" calcext:value-type="string">
            <text:p><text:s/>322 </text:p>
          </table:table-cell>
          <table:table-cell table:style-name="ce81" office:value-type="string" office:string-value="SEGUROS Y REASEGUROS (PRIMAS Y CESIONES)" calcext:value-type="string">
            <text:p><text:s/>SEGUROS Y REASEGUROS (PRIMAS Y CESIONES) </text:p>
          </table:table-cell>
          <table:table-cell table:style-name="ce135" office:value-type="float" office:value="0.18" calcext:value-type="float">
            <text:p>0</text:p>
          </table:table-cell>
          <table:table-cell table:style-name="ce140" table:formula="of:=+[.G15]-[.J15]" office:value-type="float" office:value="4.21" calcext:value-type="float">
            <text:p>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440" calcext:value-type="string">
            <text:p><text:s/>3440 </text:p>
          </table:table-cell>
          <table:table-cell table:style-name="ce81" office:value-type="string" office:string-value="OTRAS RETENCIONES APLICABLES 2.75%" calcext:value-type="string">
            <text:p><text:s/>OTRAS RETENCIONES APLICABLES 2.75% </text:p>
          </table:table-cell>
          <table:table-cell table:style-name="ce26"/>
          <table:table-cell table:style-name="ce103" office:value-type="float" office:value="565.49" calcext:value-type="float">
            <text:p>565</text:p>
          </table:table-cell>
          <table:table-cell table:style-name="ce115"/>
          <table:table-cell table:style-name="ce104"/>
          <table:table-cell table:style-name="ce122" table:formula="of:=[.D16]+[.E16]-[.F16]" office:value-type="float" office:value="565.49" calcext:value-type="float">
            <text:p>565</text:p>
          </table:table-cell>
          <table:table-cell table:style-name="ce10" office:value-type="string" office:string-value="3440" calcext:value-type="string">
            <text:p><text:s/>3440 </text:p>
          </table:table-cell>
          <table:table-cell table:style-name="ce81" office:value-type="string" office:string-value="OTRAS RETENCIONES APLICABLES 2.75%" calcext:value-type="string">
            <text:p><text:s/>OTRAS RETENCIONES APLICABLES 2.75% </text:p>
          </table:table-cell>
          <table:table-cell table:style-name="ce135" office:value-type="float" office:value="431.76" calcext:value-type="float">
            <text:p>432</text:p>
          </table:table-cell>
          <table:table-cell table:style-name="ce140" table:formula="of:=+[.G16]-[.J16]" office:value-type="float" office:value="133.73" calcext:value-type="float">
            <text:p>13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46" calcext:value-type="string">
            <text:p><text:s/>346 </text:p>
          </table:table-cell>
          <table:table-cell table:style-name="ce81" office:value-type="string" office:string-value="OTRAS RETENCIONES APLICABLES A OTROS PORCENTAJES" calcext:value-type="string">
            <text:p><text:s/>OTRAS RETENCIONES APLICABLES A OTROS PORCENTAJES </text:p>
          </table:table-cell>
          <table:table-cell table:style-name="ce26"/>
          <table:table-cell table:style-name="ce103" office:value-type="float" office:value="9.99" calcext:value-type="float">
            <text:p>10</text:p>
          </table:table-cell>
          <table:table-cell table:style-name="ce115"/>
          <table:table-cell table:style-name="ce104"/>
          <table:table-cell table:style-name="ce122" table:formula="of:=[.D17]+[.E17]-[.F17]" office:value-type="float" office:value="9.99" calcext:value-type="float">
            <text:p>10</text:p>
          </table:table-cell>
          <table:table-cell table:style-name="ce10" office:value-type="string" office:string-value="346" calcext:value-type="string">
            <text:p><text:s/>346 </text:p>
          </table:table-cell>
          <table:table-cell table:style-name="ce81" office:value-type="string" office:string-value="OTRAS RETENCIONES APLICABLES A OTROS PORCENTAJES" calcext:value-type="string">
            <text:p><text:s/>OTRAS RETENCIONES APLICABLES A OTROS PORCENTAJES </text:p>
          </table:table-cell>
          <table:table-cell table:style-name="ce135" office:value-type="float" office:value="1.17" calcext:value-type="float">
            <text:p>1</text:p>
          </table:table-cell>
          <table:table-cell table:style-name="ce140" table:formula="of:=+[.G17]-[.J17]" office:value-type="float" office:value="8.82" calcext:value-type="float">
            <text:p>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26"/>
          <table:table-cell table:style-name="ce103"/>
          <table:table-cell table:style-name="ce115"/>
          <table:table-cell table:style-name="ce104"/>
          <table:table-cell table:style-name="ce122"/>
          <table:table-cell table:style-name="ce10"/>
          <table:table-cell table:style-name="ce31"/>
          <table:table-cell table:style-name="ce135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 office:value-type="string" office:string-value="Retención Renta Empleados" calcext:value-type="string">
            <text:p><text:s/>Retención Renta Empleados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19]+[.E19]-[.F19]" office:value-type="float" office:value="0" calcext:value-type="float">
            <text:p>0</text:p>
          </table:table-cell>
          <table:table-cell table:style-name="ce10"/>
          <table:table-cell table:style-name="ce31" office:value-type="string" office:string-value="Retención Renta Empleados" calcext:value-type="string">
            <text:p><text:s/>Retención Renta Empleados </text:p>
          </table:table-cell>
          <table:table-cell table:style-name="ce104" office:value-type="float" office:value="0" calcext:value-type="float">
            <text:p>0</text:p>
          </table:table-cell>
          <table:table-cell table:style-name="ce140" table:formula="of:=+[.G19]-[.J19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 office:value-type="string" office:string-value="Impuesto a la Renta Compañía" calcext:value-type="string">
            <text:p><text:s/>Impuesto a la Renta Compañía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20]+[.E20]-[.F20]" office:value-type="float" office:value="0" calcext:value-type="float">
            <text:p>0</text:p>
          </table:table-cell>
          <table:table-cell table:style-name="ce10"/>
          <table:table-cell table:style-name="ce31" office:value-type="string" office:string-value="Impuesto a la Renta Compañía" calcext:value-type="string">
            <text:p><text:s/>Impuesto a la Renta Compañía </text:p>
          </table:table-cell>
          <table:table-cell table:style-name="ce104" office:value-type="float" office:value="35920" calcext:value-type="float">
            <text:p>35,920</text:p>
          </table:table-cell>
          <table:table-cell table:style-name="ce140" table:formula="of:=+[.G20]-[.J20]" office:value-type="float" office:value="-35920" calcext:value-type="float">
            <text:p>-35,92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4"/>
          <table:table-cell table:style-name="ce115"/>
          <table:table-cell table:style-name="ce104"/>
          <table:table-cell table:style-name="ce122"/>
          <table:table-cell table:style-name="ce10"/>
          <table:table-cell table:style-name="ce31"/>
          <table:table-cell table:style-name="ce104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.4.01.02" calcext:value-type="string">
            <text:p><text:s/>2.4.01.02 </text:p>
          </table:table-cell>
          <table:table-cell table:style-name="ce80" office:value-type="string" office:string-value="Retenciones IVA" calcext:value-type="string">
            <text:p><text:s/>Retenciones IVA </text:p>
          </table:table-cell>
          <table:table-cell table:style-name="ce34"/>
          <table:table-cell table:style-name="ce104"/>
          <table:table-cell table:style-name="ce115"/>
          <table:table-cell table:style-name="ce104"/>
          <table:table-cell table:style-name="ce122"/>
          <table:table-cell table:style-name="ce10" office:value-type="string" office:string-value="2.4.01.02" calcext:value-type="string">
            <text:p><text:s/>2.4.01.02 </text:p>
          </table:table-cell>
          <table:table-cell table:style-name="ce80" office:value-type="string" office:string-value="Retenciones IVA" calcext:value-type="string">
            <text:p><text:s/>Retenciones IVA </text:p>
          </table:table-cell>
          <table:table-cell table:style-name="ce104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725" calcext:value-type="string">
            <text:p><text:s/>725 </text:p>
          </table:table-cell>
          <table:table-cell table:style-name="ce81" office:value-type="string" office:string-value="Retención de 30%" calcext:value-type="string">
            <text:p><text:s/>Retención de 30% </text:p>
          </table:table-cell>
          <table:table-cell table:style-name="ce34"/>
          <table:table-cell table:style-name="ce104" office:value-type="float" office:value="48.55" calcext:value-type="float">
            <text:p>49</text:p>
          </table:table-cell>
          <table:table-cell table:style-name="ce115"/>
          <table:table-cell table:style-name="ce104"/>
          <table:table-cell table:style-name="ce122" table:formula="of:=[.D23]+[.E23]-[.F23]" office:value-type="float" office:value="48.55" calcext:value-type="float">
            <text:p>49</text:p>
          </table:table-cell>
          <table:table-cell table:style-name="ce10" office:value-type="string" office:string-value="725" calcext:value-type="string">
            <text:p><text:s/>725 </text:p>
          </table:table-cell>
          <table:table-cell table:style-name="ce81" office:value-type="string" office:string-value="Retención de 30%" calcext:value-type="string">
            <text:p><text:s/>Retención de 30% </text:p>
          </table:table-cell>
          <table:table-cell table:style-name="ce104" office:value-type="float" office:value="0" calcext:value-type="float">
            <text:p>0</text:p>
          </table:table-cell>
          <table:table-cell table:style-name="ce140" table:formula="of:=+[.G23]-[.J23]" office:value-type="float" office:value="48.55" calcext:value-type="float">
            <text:p>4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729" calcext:value-type="string">
            <text:p><text:s/>729 </text:p>
          </table:table-cell>
          <table:table-cell table:style-name="ce81" office:value-type="string" office:string-value="Retención de 70%" calcext:value-type="string">
            <text:p><text:s/>Retención de 70% </text:p>
          </table:table-cell>
          <table:table-cell table:style-name="ce34"/>
          <table:table-cell table:style-name="ce104" office:value-type="float" office:value="601.42" calcext:value-type="float">
            <text:p>601</text:p>
          </table:table-cell>
          <table:table-cell table:style-name="ce115"/>
          <table:table-cell table:style-name="ce104"/>
          <table:table-cell table:style-name="ce122" table:formula="of:=[.D24]+[.E24]-[.F24]" office:value-type="float" office:value="601.42" calcext:value-type="float">
            <text:p>601</text:p>
          </table:table-cell>
          <table:table-cell table:style-name="ce10" office:value-type="string" office:string-value="729" calcext:value-type="string">
            <text:p><text:s/>729 </text:p>
          </table:table-cell>
          <table:table-cell table:style-name="ce81" office:value-type="string" office:string-value="Retención de 70%" calcext:value-type="string">
            <text:p><text:s/>Retención de 70% </text:p>
          </table:table-cell>
          <table:table-cell table:style-name="ce104" office:value-type="float" office:value="624.18" calcext:value-type="float">
            <text:p>624</text:p>
          </table:table-cell>
          <table:table-cell table:style-name="ce140" table:formula="of:=+[.G24]-[.J24]" office:value-type="float" office:value="-22.76" calcext:value-type="float">
            <text:p>-2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731" calcext:value-type="string">
            <text:p><text:s/>731 </text:p>
          </table:table-cell>
          <table:table-cell table:style-name="ce81" office:value-type="string" office:string-value="Retención de 100%" calcext:value-type="string">
            <text:p><text:s/>Retención de 100% </text:p>
          </table:table-cell>
          <table:table-cell table:style-name="ce34"/>
          <table:table-cell table:style-name="ce104" office:value-type="float" office:value="950" calcext:value-type="float">
            <text:p>950</text:p>
          </table:table-cell>
          <table:table-cell table:style-name="ce115"/>
          <table:table-cell table:style-name="ce104"/>
          <table:table-cell table:style-name="ce122" table:formula="of:=[.D25]+[.E25]-[.F25]" office:value-type="float" office:value="950" calcext:value-type="float">
            <text:p>950</text:p>
          </table:table-cell>
          <table:table-cell table:style-name="ce10" office:value-type="string" office:string-value="731" calcext:value-type="string">
            <text:p><text:s/>731 </text:p>
          </table:table-cell>
          <table:table-cell table:style-name="ce81" office:value-type="string" office:string-value="Retención de 100%" calcext:value-type="string">
            <text:p><text:s/>Retención de 100% </text:p>
          </table:table-cell>
          <table:table-cell table:style-name="ce104" office:value-type="float" office:value="1262.53" calcext:value-type="float">
            <text:p>1,263</text:p>
          </table:table-cell>
          <table:table-cell table:style-name="ce140" table:formula="of:=+[.G25]-[.J25]" office:value-type="float" office:value="-312.53" calcext:value-type="float">
            <text:p>-31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4"/>
          <table:table-cell table:style-name="ce115"/>
          <table:table-cell table:style-name="ce104"/>
          <table:table-cell table:style-name="ce122"/>
          <table:table-cell table:style-name="ce10"/>
          <table:table-cell table:style-name="ce31"/>
          <table:table-cell table:style-name="ce104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.4.01.03" calcext:value-type="string">
            <text:p><text:s/>2.4.01.03 </text:p>
          </table:table-cell>
          <table:table-cell table:style-name="ce83" office:value-type="string" office:string-value="IVA por Pagar" calcext:value-type="string">
            <text:p><text:s/>IVA por Pagar </text:p>
          </table:table-cell>
          <table:table-cell table:style-name="ce34"/>
          <table:table-cell table:style-name="ce104" office:value-type="float" office:value="9483.95" calcext:value-type="float">
            <text:p>9,484</text:p>
          </table:table-cell>
          <table:table-cell table:style-name="ce115"/>
          <table:table-cell table:style-name="ce104"/>
          <table:table-cell table:style-name="ce122" table:formula="of:=[.D27]+[.E27]-[.F27]" office:value-type="float" office:value="9483.95" calcext:value-type="float">
            <text:p>9,484</text:p>
          </table:table-cell>
          <table:table-cell table:style-name="ce10" office:value-type="string" office:string-value="2.4.01.03" calcext:value-type="string">
            <text:p><text:s/>2.4.01.03 </text:p>
          </table:table-cell>
          <table:table-cell table:style-name="ce83" office:value-type="string" office:string-value="IVA por Pagar" calcext:value-type="string">
            <text:p><text:s/>IVA por Pagar </text:p>
          </table:table-cell>
          <table:table-cell table:style-name="ce104" office:value-type="float" office:value="7720.03" calcext:value-type="float">
            <text:p>7,720</text:p>
          </table:table-cell>
          <table:table-cell table:style-name="ce140" table:formula="of:=+[.G27]-[.J27]" office:value-type="float" office:value="1763.92" calcext:value-type="float">
            <text:p>1,76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.4.01.04" calcext:value-type="string">
            <text:p><text:s/>2.4.01.04 </text:p>
          </table:table-cell>
          <table:table-cell table:style-name="ce31" office:value-type="string" office:string-value="ICE por Pagar" calcext:value-type="string">
            <text:p><text:s/>ICE por Pagar </text:p>
          </table:table-cell>
          <table:table-cell table:style-name="ce34"/>
          <table:table-cell table:style-name="ce104" office:value-type="float" office:value="5158.83" calcext:value-type="float">
            <text:p>5,159</text:p>
          </table:table-cell>
          <table:table-cell table:style-name="ce115"/>
          <table:table-cell table:style-name="ce104"/>
          <table:table-cell table:style-name="ce122" table:formula="of:=[.D28]+[.E28]-[.F28]" office:value-type="float" office:value="5158.83" calcext:value-type="float">
            <text:p>5,159</text:p>
          </table:table-cell>
          <table:table-cell table:style-name="ce10" office:value-type="string" office:string-value="2.4.01.04" calcext:value-type="string">
            <text:p><text:s/>2.4.01.04 </text:p>
          </table:table-cell>
          <table:table-cell table:style-name="ce31" office:value-type="string" office:string-value="ICE por Pagar" calcext:value-type="string">
            <text:p><text:s/>ICE por Pagar </text:p>
          </table:table-cell>
          <table:table-cell table:style-name="ce104" office:value-type="float" office:value="4513.7" calcext:value-type="float">
            <text:p>4,514</text:p>
          </table:table-cell>
          <table:table-cell table:style-name="ce140" table:formula="of:=+[.G28]-[.J28]" office:value-type="float" office:value="645.13" calcext:value-type="float">
            <text:p>645</text:p>
          </table:table-cell>
          <table:table-cell table:style-name="ce8" table:number-columns-repeated="50"/>
          <table:table-cell table:number-columns-repeated="963"/>
        </table:table-row>
        <table:table-row table:style-name="ro2" table:number-rows-repeated="2">
          <table:table-cell table:style-name="ce10"/>
          <table:table-cell table:style-name="ce31"/>
          <table:table-cell table:style-name="ce34"/>
          <table:table-cell table:style-name="ce104"/>
          <table:table-cell table:style-name="ce115"/>
          <table:table-cell table:style-name="ce104"/>
          <table:table-cell table:style-name="ce122"/>
          <table:table-cell table:style-name="ce10"/>
          <table:table-cell table:style-name="ce31"/>
          <table:table-cell table:style-name="ce104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40"/>
          <table:table-cell table:style-name="ce36"/>
          <table:table-cell table:style-name="ce105" table:number-columns-repeated="3"/>
          <table:table-cell table:style-name="ce123"/>
          <table:table-cell table:style-name="ce11"/>
          <table:table-cell table:style-name="ce40"/>
          <table:table-cell table:style-name="ce136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6" table:formula="of:=SUM([.D9:.D31])" office:value-type="float" office:value="17633.9" calcext:value-type="float">
            <text:p>17,634</text:p>
          </table:table-cell>
          <table:table-cell table:style-name="ce106" table:formula="of:=SUM([.E9:.E31])" office:value-type="float" office:value="0" calcext:value-type="float">
            <text:p>0</text:p>
          </table:table-cell>
          <table:table-cell table:style-name="ce106" table:formula="of:=SUM([.F9:.F31])" office:value-type="float" office:value="0" calcext:value-type="float">
            <text:p>0</text:p>
          </table:table-cell>
          <table:table-cell table:style-name="ce106" table:formula="of:=SUM([.G9:.G31])" office:value-type="float" office:value="17633.9" calcext:value-type="float">
            <text:p>17,634</text:p>
          </table:table-cell>
          <table:table-cell table:style-name="ce43" table:number-columns-repeated="2"/>
          <table:table-cell table:style-name="ce106" table:formula="of:=SUM([.J9:.J31])" office:value-type="float" office:value="51527.15" calcext:value-type="float">
            <text:p>51,527</text:p>
          </table:table-cell>
          <table:table-cell table:style-name="ce142" table:formula="of:=SUM([.K9:.K31])" office:value-type="float" office:value="-33893.25" calcext:value-type="float">
            <text:p>-33,893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10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Impuesto a la Renta Compañía</text:p>
          </table:table-cell>
          <table:table-cell table:style-name="ce57"/>
          <table:table-cell table:style-name="ce110" table:formula="of:=[.G20]" office:value-type="float" office:value="0" calcext:value-type="float">
            <text:p>0</text:p>
          </table:table-cell>
          <table:table-cell table:style-name="ce110" table:formula="of:=[.J20]" office:value-type="float" office:value="35920" calcext:value-type="float">
            <text:p>35,9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Impuesto al IVA e ICE</text:p>
          </table:table-cell>
          <table:table-cell table:style-name="ce57"/>
          <table:table-cell table:style-name="ce110" table:formula="of:=SUM([.G27:.G28])" office:value-type="float" office:value="14642.78" calcext:value-type="float">
            <text:p>14,643</text:p>
          </table:table-cell>
          <table:table-cell table:style-name="ce110" table:formula="of:=SUM([.J27:.J28])" office:value-type="float" office:value="12233.73" calcext:value-type="float">
            <text:p>12,234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Retenciones en la fuente de Impuesto a la Renta</text:p>
          </table:table-cell>
          <table:table-cell table:style-name="ce57"/>
          <table:table-cell table:style-name="ce110" table:formula="of:=SUM([.G10:.G18])" office:value-type="float" office:value="1391.15" calcext:value-type="float">
            <text:p>1,391</text:p>
          </table:table-cell>
          <table:table-cell table:style-name="ce110" table:formula="of:=SUM([.J10:.J18])" office:value-type="float" office:value="1486.71" calcext:value-type="float">
            <text:p>1,487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Retenciones IVA</text:p>
          </table:table-cell>
          <table:table-cell table:style-name="ce57"/>
          <table:table-cell table:style-name="ce110" table:formula="of:=SUM([.G22:.G26])" office:value-type="float" office:value="1599.97" calcext:value-type="float">
            <text:p>1,600</text:p>
          </table:table-cell>
          <table:table-cell table:style-name="ce110" table:formula="of:=SUM([.J22:.J26])" office:value-type="float" office:value="1886.71" calcext:value-type="float">
            <text:p>1,887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11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6" table:formula="of:=+SUM([.D37:.D41])" office:value-type="float" office:value="17633.9" calcext:value-type="float">
            <text:p>17,634</text:p>
          </table:table-cell>
          <table:table-cell table:style-name="ce106" table:formula="of:=+SUM([.E37:.E41])" office:value-type="float" office:value="51527.15" calcext:value-type="float">
            <text:p>51,527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11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">
      <number:text> (</number:text>
      <number:number number:decimal-places="2" loext:min-decimal-places="2" number:min-integer-digits="1" number:grouping="true"/>
      <number:text>)</number:text>
    </number:number-style>
    <number:number-style style:name="N12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number number:decimal-places="2" loext:min-decimal-places="2" number:min-integer-digits="1" number:grouping="true"/>
      <style:map style:condition="value()&gt;=0" style:apply-style-name="N129P0"/>
    </number:number-style>
    <number:date-style style:name="N130">
      <number:day/>
      <number:text> de </number:text>
      <number:month number:textual="true"/>
      <number:text> de </number:text>
      <number:year/>
    </number:date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currency-style style:name="N132">
      <number:currency-symbol>$</number:currency-symbol>
      <number:number number:decimal-places="0" loext:min-decimal-places="0" number:min-integer-digits="1" number:grouping="true"/>
    </number:currency-style>
    <number:number-style style:name="N133P0" style:volatile="true">
      <number:number number:decimal-places="0" loext:min-decimal-places="0" number:min-integer-digits="1"/>
    </number:number-style>
    <number:number-style style:name="N133">
      <style:text-properties fo:color="#ff0000"/>
      <number:number number:decimal-places="0" loext:min-decimal-places="0" number:min-integer-digits="1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number:text>-</number:text>
      <number:number number:decimal-places="2" loext:min-decimal-places="2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48P0"/>
    </number:number-style>
    <number:number-style style:name="N149">
      <number:text>$</number:text>
      <number:number number:decimal-places="0" loext:min-decimal-places="0" number:min-integer-digits="1" number:grouping="true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3" loext:min-decimal-places="3" number:min-integer-digits="1"/>
      <number:text>%</number:text>
    </number:percentage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date-style style:name="N15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3">
      <number:text-content/>
      <style:map style:condition="value()&lt;=1.79769313486232E+308" style:apply-style-name="N153P0"/>
    </number:text-style>
    <number:date-style style:name="N154">
      <number:day number:style="long"/>
      <number:text>-</number:text>
      <number:month number:textual="true"/>
      <number:text>-</number:text>
      <number:year number:style="long"/>
    </number:date-style>
    <number:number-style style:name="N155P0" style:volatile="true">
      <number:number number:decimal-places="2" loext:min-decimal-places="2" number:min-integer-digits="1" number:grouping="true"/>
      <number:text> </number:text>
    </number:number-style>
    <number:number-style style:name="N155">
      <number:text>-</number:text>
      <number:number number:decimal-places="2" loext:min-decimal-places="2" number:min-integer-digits="1" number:grouping="true"/>
      <style:map style:condition="value()&gt;=0" style:apply-style-name="N155P0"/>
    </number:number-style>
    <number:time-style style:name="N156">
      <number:minutes number:style="long"/>
      <number:text>:</number:text>
      <number:seconds number:style="long" number:decimal-places="1"/>
    </number:time-style>
    <number:time-style style:name="N15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number number:decimal-places="2" loext:min-decimal-places="2" number:min-integer-digits="1" number:grouping="true"/>
      <number:text> </number:text>
    </number:number-style>
    <number:number-style style:name="N158">
      <number:text>-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loext:min-decimal-places="2" number:min-integer-digits="1" number:grouping="true"/>
      <number:text> </number:text>
    </number:number-style>
    <number:number-style style:name="N159">
      <number:text>-</number:text>
      <number:number number:decimal-places="2" loext:min-decimal-places="2" number:min-integer-digits="1" number:grouping="true"/>
      <number:text> </number:text>
      <style:map style:condition="value()&gt;=0" style:apply-style-name="N159P0"/>
    </number:number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percentage-style style:name="N161">
      <number:number number:decimal-places="2" loext:min-decimal-places="2" number:min-integer-digits="1"/>
      <number:text> %</number:text>
    </number:percentage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0" loext:min-decimal-places="0" number:min-integer-digits="1"/>
      <number:text> %</number:text>
    </number:percentage-style>
    <number:percentage-style style:name="N166">
      <number:number number:decimal-places="1" loext:min-decimal-places="1" number:min-integer-digits="1"/>
      <number:text>%</number:text>
    </number:percentage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$</number:text>
      <number:number number:decimal-places="0" loext:min-decimal-places="0" number:min-integer-digits="1" number:grouping="true"/>
    </number:number-style>
    <number:number-style style:name="N172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4">
      <number:text>-$</number:text>
      <number:number number:decimal-places="2" loext:min-decimal-places="2" number:min-integer-digits="1" number:grouping="true"/>
      <style:map style:condition="value()&gt;=0" style:apply-style-name="N174P0"/>
    </number:number-style>
    <number:number-style style:name="N175P0" style:volatile="true">
      <number:text>$</number:text>
      <number:number number:decimal-places="2" loext:min-decimal-places="2" number:min-integer-digits="1" number:grouping="true"/>
    </number:number-style>
    <number:number-style style:name="N175">
      <number:text>-$</number:text>
      <number:number number:decimal-places="2" loext:min-decimal-places="2" number:min-integer-digits="1" number:grouping="true"/>
      <style:map style:condition="value()&gt;=0" style:apply-style-name="N175P0"/>
    </number:number-style>
    <number:number-style style:name="N176">
      <number:number number:decimal-places="1" loext:min-decimal-places="1" number:min-integer-digits="1" number:grouping="true"/>
    </number:number-style>
    <number:date-style style:name="N10104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4" number:language="es" number:country="ES">
      <number:text-content/>
      <style:map style:condition="value()&lt;=1.79769313486232E+308" style:apply-style-name="N10104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1:49:00.5072902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4T12:14:52.124150801</dc:date>
    <meta:editing-cycles>7</meta:editing-cycles>
    <meta:editing-duration>PT1H10M6S</meta:editing-duration>
    <meta:document-statistic meta:table-count="1" meta:cell-count="179" meta:object-count="0"/>
  </office:meta>
</office:document-meta>
</file>